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677cm"/>
    </style:style>
    <style:style style:name="co3" style:family="table-column">
      <style:table-column-properties fo:break-before="auto" style:column-width="7.9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4" style:family="table-cell" style:parent-style-name="Default" style:data-style-name="N37">
      <style:text-properties style:font-name="Calibri" fo:font-size="12pt" fo:language="en" fo:country="US" fo:font-weight="bold" style:font-name-asian="Lucida Sans Unicode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" style:family="table-cell" style:parent-style-name="Default">
      <style:text-properties style:font-name="Calibri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7">
      <style:text-properties style:font-name="Calibri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2" style:family="table-cell" style:parent-style-name="Default" style:data-style-name="N107"/>
    <style:style style:name="ce13" style:family="table-cell" style:parent-style-name="Default">
      <style:table-cell-properties fo:background-color="#dddddd" style:text-align-source="fix" style:repeat-content="false"/>
      <style:paragraph-properties fo:text-align="justify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/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 table:print="false">
        <table:table-column table:style-name="co1" table:default-cell-style-name="ce9"/>
        <table:table-column table:style-name="co1" table:number-columns-repeated="8" table:default-cell-style-name="ce10"/>
        <table:table-column table:style-name="co2" table:default-cell-style-name="Default"/>
        <table:table-column table:style-name="co3" table:default-cell-style-name="Default"/>
        <table:table-row table:style-name="ro3">
          <table:table-cell table:style-name="ce1" office:value-type="string" table:number-columns-spanned="7" table:number-rows-spanned="1">
            <text:p>Fragebogen</text:p>
          </table:table-cell>
          <table:covered-table-cell table:number-columns-repeated="6"/>
          <table:table-cell table:style-name="ce16" office:value-type="string" table:number-columns-spanned="2" table:number-rows-spanned="1">
            <text:p>Antwortmöglichkeiten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1.<text:tab/>Wie gut hat die Interaktion mit Pfeil und Bogen funktioniert?</text:p>
          </table:table-cell>
          <table:covered-table-cell table:number-columns-repeated="6" table:style-name="Default"/>
          <table:table-cell table:style-name="ce17" office:value-type="string" table:number-columns-spanned="2" table:number-rows-spanned="1">
            <text:p>1 – 5</text:p>
          </table:table-cell>
          <table:covered-table-cell table:style-name="Default"/>
          <table:table-cell table:number-columns-repeated="2"/>
        </table:table-row>
        <table:table-row table:style-name="ro4">
          <table:table-cell table:style-name="ce3" office:value-type="string" table:number-columns-spanned="7" table:number-rows-spanned="1">
            <text:p>2.<text:tab/>Wie gut hat die Fortbewegung funktioniert?</text:p>
          </table:table-cell>
          <table:covered-table-cell table:number-columns-repeated="6" table:style-name="ce11"/>
          <table:table-cell table:style-name="ce17" office:value-type="string" table:number-columns-spanned="2" table:number-rows-spanned="1">
            <text:p>1 – 5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3.<text:tab/>Wie gut hat das Zaubern funktioniert?</text:p>
          </table:table-cell>
          <table:covered-table-cell table:number-columns-repeated="6" table:style-name="Default"/>
          <table:table-cell table:style-name="Default" office:value-type="string" table:number-columns-spanned="2" table:number-rows-spanned="1">
            <text:p>1 – 5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2" office:value-type="string" table:number-columns-spanned="7" table:number-rows-spanned="1">
            <text:p>4.<text:tab/>Hast du verstanden, wie sich mindestens ein Zauber reproduzieren ließ?</text:p>
          </table:table-cell>
          <table:covered-table-cell table:number-columns-repeated="6" table:style-name="Default"/>
          <table:table-cell table:style-name="Default" office:value-type="string" table:number-columns-spanned="2" table:number-rows-spanned="1">
            <text:p>JA / NEIN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4" office:value-type="string" table:number-columns-spanned="7" table:number-rows-spanned="1">
            <text:p>5.<text:tab/>Hast du verstanden, wie sich mehrere Zauber reproduzieren ließen?</text:p>
          </table:table-cell>
          <table:covered-table-cell table:number-columns-repeated="6" table:style-name="Default"/>
          <table:table-cell table:style-name="Default" office:value-type="string" table:number-columns-spanned="2" table:number-rows-spanned="1">
            <text:p>JA / NEIN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5" office:value-type="string" table:number-columns-spanned="7" table:number-rows-spanned="1">
            <text:p>6. <text:s text:c="3"/>Ist dir schlecht geworden?</text:p>
          </table:table-cell>
          <table:covered-table-cell table:number-columns-repeated="6" table:style-name="Default"/>
          <table:table-cell table:style-name="Default" office:value-type="string" table:number-columns-spanned="2" table:number-rows-spanned="1">
            <text:p>JA / NEIN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5" office:value-type="string" table:number-columns-spanned="7" table:number-rows-spanned="1">
            <text:p>7. <text:s text:c="3"/>Hast du das Ziel des Spieles verstanden?</text:p>
          </table:table-cell>
          <table:covered-table-cell table:number-columns-repeated="6" table:style-name="Default"/>
          <table:table-cell table:style-name="Default" office:value-type="string" table:number-columns-spanned="2" table:number-rows-spanned="1">
            <text:p>JA / NEIN</text:p>
          </table:table-cell>
          <table:covered-table-cell table:style-name="Default"/>
          <table:table-cell table:number-columns-repeated="2"/>
        </table:table-row>
        <table:table-row table:style-name="ro3">
          <table:table-cell table:style-name="ce6" office:value-type="string" table:number-columns-spanned="7" table:number-rows-spanned="1">
            <text:p>8. <text:s text:c="3"/>Hat das Spielen Spaß gemacht?</text:p>
          </table:table-cell>
          <table:covered-table-cell table:number-columns-repeated="6" table:style-name="ce12"/>
          <table:table-cell table:style-name="Default" office:value-type="string" table:number-columns-spanned="2" table:number-rows-spanned="1">
            <text:p>1 – 5</text:p>
          </table:table-cell>
          <table:covered-table-cell table:style-name="Default"/>
          <table:table-cell table:number-columns-repeated="2"/>
        </table:table-row>
        <table:table-row table:style-name="ro2" table:number-rows-repeated="3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ce7" office:value-type="string" table:number-columns-spanned="5" table:number-rows-spanned="1">
            <text:p>Antwortmöglichkeiten</text:p>
          </table:table-cell>
          <table:covered-table-cell table:style-name="ce7"/>
          <table:covered-table-cell table:number-columns-repeated="2" table:style-name="ce14"/>
          <table:covered-table-cell table:style-name="Default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8" office:value-type="string" table:number-columns-spanned="2" table:number-rows-spanned="1">
            <text:p>Sehr Schlecht</text:p>
          </table:table-cell>
          <table:covered-table-cell table:style-name="ce8"/>
          <table:table-cell office:value-type="float" office:value="1">
            <text:p>1</text:p>
          </table:table-cell>
          <table:table-cell office:value-type="string">
            <text:p>NEIN</text:p>
          </table:table-cell>
          <table:table-cell table:style-name="ce15" office:value-type="percentage" office:value="0">
            <text:p>0,00%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8" office:value-type="string" table:number-columns-spanned="2" table:number-rows-spanned="1">
            <text:p>Schlecht</text:p>
          </table:table-cell>
          <table:covered-table-cell table:style-name="ce8"/>
          <table:table-cell office:value-type="float" office:value="2">
            <text:p>2</text:p>
          </table:table-cell>
          <table:table-cell/>
          <table:table-cell table:style-name="ce15" office:value-type="percentage" office:value="0.25">
            <text:p>25,00%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8" office:value-type="string" table:number-columns-spanned="2" table:number-rows-spanned="1">
            <text:p>Mittelmäßig</text:p>
          </table:table-cell>
          <table:covered-table-cell table:style-name="ce8"/>
          <table:table-cell office:value-type="float" office:value="3">
            <text:p>3</text:p>
          </table:table-cell>
          <table:table-cell/>
          <table:table-cell table:style-name="ce15" office:value-type="percentage" office:value="0.5">
            <text:p>50,00%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8" office:value-type="string" table:number-columns-spanned="2" table:number-rows-spanned="1">
            <text:p>Gut</text:p>
          </table:table-cell>
          <table:covered-table-cell table:style-name="ce8"/>
          <table:table-cell office:value-type="float" office:value="4">
            <text:p>4</text:p>
          </table:table-cell>
          <table:table-cell/>
          <table:table-cell table:style-name="ce15" office:value-type="percentage" office:value="0.75">
            <text:p>75,00%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8" office:value-type="string" table:number-columns-spanned="2" table:number-rows-spanned="1">
            <text:p>Sehr Gut</text:p>
          </table:table-cell>
          <table:covered-table-cell table:style-name="ce8"/>
          <table:table-cell office:value-type="float" office:value="5">
            <text:p>5</text:p>
          </table:table-cell>
          <table:table-cell office:value-type="string">
            <text:p>JA</text:p>
          </table:table-cell>
          <table:table-cell table:style-name="ce15" office:value-type="percentage" office:value="1">
            <text:p>100,00%</text:p>
          </table:table-cell>
          <table:table-cell table:style-name="Default" table:number-columns-repeated="4"/>
          <table:table-cell table:number-columns-repeated="2"/>
        </table:table-row>
        <table:table-row table:style-name="ro2" table:number-rows-repeated="7"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table:number-columns-spanned="9" table:number-rows-spanned="1">
            <text:p>Test 1</text:p>
          </table:table-cell>
          <table:covered-table-cell table:number-columns-repeated="6" table:style-name="ce13"/>
          <table:covered-table-cell table:number-columns-repeated="2" table:style-name="ce8"/>
          <table:table-cell table:style-name="ce18" office:value-type="string">
            <text:p>Modulare Zauber</text:p>
          </table:table-cell>
          <table:table-cell/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Animiertem Zauberstab Senkrech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insgesamt 3 Level (Fortbewegung/Zaubern/ Gegner)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Sehr Sensible Bewegungserkennung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Zauberstab wechselt schnell wieder auf Ursprungszustand zurück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NEIN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 table:number-columns-spanned="9" table:number-rows-spanned="1">
            <text:p>Test 2</text:p>
          </table:table-cell>
          <table:covered-table-cell table:number-columns-repeated="6" table:style-name="ce11"/>
          <table:covered-table-cell table:number-columns-repeated="2" table:style-name="Default"/>
          <table:table-cell office:value-type="string">
            <text:p>Modulare Zauber</text:p>
          </table:table-cell>
          <table:table-cell office:value-type="string">
            <text:p>Schweif an Pfeilspitze</text:p>
          </table:table-cell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anderer Animation Zauberstab Leicht schräg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insgesamt 3 Level (Fortbewegung/Zaubern/ Gegner)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 table:number-columns-spanned="9" table:number-rows-spanned="1">
            <text:p>Test 3</text:p>
          </table:table-cell>
          <table:covered-table-cell table:number-columns-repeated="6" table:style-name="ce11"/>
          <table:covered-table-cell table:number-columns-repeated="2" table:style-name="Default"/>
          <table:table-cell office:value-type="string">
            <text:p>Modulare Zauber</text:p>
          </table:table-cell>
          <table:table-cell office:value-type="string">
            <text:p>Schweif an Pfeilspitze</text:p>
          </table:table-cell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Animiertem Zauberstab Senkrecht</text:p>
          </table:table-cell>
          <table:table-cell office:value-type="string">
            <text:p>Glitzern und Sounds bei Zauberschritt</text:p>
          </table:table-cell>
        </table:table-row>
        <table:table-row table:style-name="ro5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insgesamt 3 Level (Fortbewegung/Zaubern/ Gegner)</text:p>
          </table:table-cell>
          <table:table-cell office:value-type="string">
            <text:p>Farbiger Schweif in allerichtunge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float" office:value="4">
            <text:p>4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 table:number-columns-spanned="9" table:number-rows-spanned="1">
            <text:p>Test 4</text:p>
          </table:table-cell>
          <table:covered-table-cell table:number-columns-repeated="8" table:style-name="Default"/>
          <table:table-cell office:value-type="string">
            <text:p>Modulare Zauber</text:p>
          </table:table-cell>
          <table:table-cell office:value-type="string">
            <text:p>Schweif an Pfeilspitze</text:p>
          </table:table-cell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anderer Animation Zauberstab</text:p>
          </table:table-cell>
          <table:table-cell office:value-type="string">
            <text:p>Glitzern und Sounds bei Zauberschrit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Insgesamt 4 Level (Fortbewegung/Zaubern/ Gegner/Taktik)</text:p>
          </table:table-cell>
          <table:table-cell office:value-type="string">
            <text:p>Farbiger Schweif nur beim ersten Zauberschrit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JA</text:p>
          </table:table-cell>
          <table:table-cell table:number-columns-repeated="3" office:value-type="string">
            <text:p>NEIN</text:p>
          </table:table-cell>
          <table:table-cell office:value-type="float" office:value="4">
            <text:p>4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2">
          <table:table-cell table:number-columns-repeated="2"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 table:number-columns-spanned="9" table:number-rows-spanned="1">
            <text:p>Test 5</text:p>
          </table:table-cell>
          <table:covered-table-cell table:number-columns-repeated="8" table:style-name="Default"/>
          <table:table-cell office:value-type="string">
            <text:p>Feste Zauber aus Liste</text:p>
          </table:table-cell>
          <table:table-cell office:value-type="string">
            <text:p>Schweif an Pfeilspitze</text:p>
          </table:table-cell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einem Farbigen Kreis und Symbol des zu verwendenden Zaubers</text:p>
          </table:table-cell>
          <table:table-cell office:value-type="string">
            <text:p>Glitzern und Sounds bei Zauberschrit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Insgesamt 4 Level (Fortbewegung/Zaubern/ Gegner/Taktik)</text:p>
          </table:table-cell>
          <table:table-cell office:value-type="string">
            <text:p>Farbiger Schweif nur beim ersten Zauberschritt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2"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Lesepult der einem einen Zauber beibringt</text:p>
          </table:table-cell>
          <table:table-cell/>
        </table:table-row>
        <table:table-row table:style-name="ro2">
          <table:table-cell office:value-type="string" table:number-columns-spanned="9" table:number-rows-spanned="1">
            <text:p>Test 6</text:p>
          </table:table-cell>
          <table:covered-table-cell table:number-columns-repeated="8" table:style-name="Default"/>
          <table:table-cell office:value-type="string">
            <text:p>Feste Zauber aus Liste</text:p>
          </table:table-cell>
          <table:table-cell office:value-type="string">
            <text:p>Schweif an Pfeilspitze</text:p>
          </table:table-cell>
        </table:table-row>
        <table:table-row table:style-name="ro2">
          <table:table-cell office:value-type="string">
            <text:p>Testperson</text:p>
          </table:table-cell>
          <table:table-cell table:style-name="ce9" office:value-type="string">
            <text:p>Antwort 1</text:p>
          </table:table-cell>
          <table:table-cell table:style-name="ce9" office:value-type="string">
            <text:p>Antwort 2</text:p>
          </table:table-cell>
          <table:table-cell table:style-name="ce9" office:value-type="string">
            <text:p>Antwort <text:s/>3</text:p>
          </table:table-cell>
          <table:table-cell table:style-name="ce9" office:value-type="string">
            <text:p>Antwort 4</text:p>
          </table:table-cell>
          <table:table-cell table:style-name="ce9" office:value-type="string">
            <text:p>Antwort 5</text:p>
          </table:table-cell>
          <table:table-cell table:style-name="ce9" office:value-type="string">
            <text:p>Antwort 6</text:p>
          </table:table-cell>
          <table:table-cell table:style-name="ce9" office:value-type="string">
            <text:p>Antwort 7</text:p>
          </table:table-cell>
          <table:table-cell table:style-name="ce9" office:value-type="string">
            <text:p>Antwort 8</text:p>
          </table:table-cell>
          <table:table-cell office:value-type="string">
            <text:p>Tür mit einem Farbigen Kreis und Symbol des zu verwendenden Zaubers und Vorhängeschloss</text:p>
          </table:table-cell>
          <table:table-cell office:value-type="string">
            <text:p>Glitzern und Sounds bei Zauberschrit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Insgesamt 4 Level (Fortbewegung/Zaubern/ Gegner/Taktik)</text:p>
          </table:table-cell>
          <table:table-cell office:value-type="string">
            <text:p>Kein Farbiger Schweif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string">
            <text:p>JA</text:p>
          </table:table-cell>
          <table:table-cell table:number-columns-repeated="2" office:value-type="string">
            <text:p>NEIN</text:p>
          </table:table-cell>
          <table:table-cell office:value-type="float" office:value="5">
            <text:p>5</text:p>
          </table:table-cell>
          <table:table-cell office:value-type="string">
            <text:p>Weniger Sensible Bewegungserkennung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Zauberstab wechselt nach 10 Sekunden wieder auf Ursprungszustand zurück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Pfeil mit Sternspitz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string">
            <text:p>JA</text:p>
          </table:table-cell>
          <table:table-cell office:value-type="string">
            <text:p>NEIN</text:p>
          </table:table-cell>
          <table:table-cell office:value-type="string">
            <text:p>JA</text:p>
          </table:table-cell>
          <table:table-cell office:value-type="float" office:value="5">
            <text:p>5</text:p>
          </table:table-cell>
          <table:table-cell office:value-type="string">
            <text:p>Lesepult der einem einen Zauber beibringt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30">30.01.2023</text:date>, <text:time>09:08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 Sezer</meta:initial-creator>
    <meta:creation-date>2023-01-11T13:58:37.90</meta:creation-date>
    <dc:date>2023-01-30T09:08:55.51</dc:date>
    <meta:editing-duration>PT1H39M52S</meta:editing-duration>
    <meta:editing-cycles>53</meta:editing-cycles>
    <meta:generator>OpenOffice/4.1.5$Win32 OpenOffice.org_project/415m1$Build-9789</meta:generator>
    <meta:document-statistic meta:table-count="3" meta:cell-count="415" meta:object-count="0"/>
  </office:meta>
</office:document-meta>
</file>